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1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4" style:family="paragraph" style:parent-style-name="Normal">
      <style:text-properties fo:color="#0070c0" loext:opacity="100%" fo:font-weight="bold" style:font-weight-asian="bold"/>
    </style:style>
    <style:style style:name="P15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paragraph-properties fo:margin-left="0cm" fo:margin-right="0cm" fo:text-indent="1.27cm" style:auto-text-indent="false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4f6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4">Proposal Pack</text:p>
      <text:list text:style-name="L1">
        <text:list-item>
          <text:p text:style-name="P21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9"/>
      <text:p text:style-name="P9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0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3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3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3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3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2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2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2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2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1"/>
      <text:h text:style-name="Heading_20_1" text:outline-level="1"><text:bookmark-start text:name="_Toc92688238"/><text:bookmark-start text:name="_Toc96088662"/><text:bookmark-start text:name="_Toc96581752"/></text:h>
      <text:p text:style-name="P10"/>
      <text:h text:style-name="Heading_20_1" text:outline-level="1"><text:bookmark-start text:name="_Toc111720020"/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720020"/>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720021"/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720021"/>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6">«Insert_Requirements_Background_Step_13_Box_1»</text:p>
      <text:p text:style-name="P6">«Insert_Requirements_Social_Value_Objectives_Step_13_Box_2»</text:p>
      <text:p text:style-name="P14"/>
      <text:h text:style-name="Heading_20_2" text:outline-level="2"><text:bookmark-start text:name="_Toc111720022"/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720022"/>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6">«Insert_Problem_Statement_Step_14_Box_1»</text:p>
      <text:p text:style-name="Normal"/>
      <text:p text:style-name="P15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5">Budget</text:p>
      <text:p text:style-name="P6">«Project_Budget_Max_Step_24 <text:span text:style-name="T12">C</text:span>onditional».</text:p>
      <text:p text:style-name="P6">«Project_Budget_Min_Step_24 <text:span text:style-name="T12">C</text:span>onditional».</text:p>
      <text:p text:style-name="Normal"/>
      <text:p text:style-name="P15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111720023"/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720023"/>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6">«Insert_Work_Done_Step_15_Box_1»<text:bookmark-start text:name="_Toc111565612"/><text:bookmark-start text:name="_Toc111560108"/><text:bookmark-start text:name="_Toc96088667"/><text:bookmark-start text:name="_Toc96581757"/></text:p>
      <text:p text:style-name="Normal"><text:span text:style-name="Default_20_Paragraph_20_Font"><text:span text:style-name="T7">«Project_Phase_Current_Step_16 Conditional»</text:span></text:span></text:p>
      <text:p text:style-name="P6"/>
      <text:h text:style-name="Heading_20_2" text:outline-level="2"><text:bookmark-start text:name="_Toc111720024"/><text:bookmark-start text:name="_Toc111648145"/><text:bookmark-start text:name="_Toc111634076"/><text:bookmark-start text:name="_Toc111570282"/>Market engagement to date<text:bookmark-end text:name="_Toc111720024"/>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6">«Insert_Prev_Market_Engage_Step_19_Box_1»</text:p>
      <text:p text:style-name="Normal"/>
      <text:p text:style-name="P10"/>
      <text:p text:style-name="Normal"/>
      <text:h text:style-name="Heading_20_1" text:outline-level="1"><text:bookmark-start text:name="_Toc111720025"/><text:bookmark-start text:name="_Toc111648146"/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720025"/><text:bookmark-end text:name="_Toc111648146"/><text:bookmark-end text:name="_Toc111634077"/><text:bookmark-end text:name="_Toc111570283"/><text:bookmark-end text:name="_Toc111565613"/><text:bookmark-end text:name="_Toc111560109"/><text:bookmark-end text:name="_Toc96088668"/><text:bookmark-end text:name="_Toc96581758"/></text:h>
      <text:p text:style-name="P6">«Insert_Requirements_Group_Step_25_Box_1#n»<text:bookmark-end text:name="_Toc111565614"/><text:bookmark-end text:name="_Toc111560110"/><text:bookmark-end text:name="_Toc96581759"/></text:p>
      <text:p text:style-name="P16"><text:span text:style-name="Default_20_Paragraph_20_Font"><text:span text:style-name="T7">«Insert_Requirements_Sub_Group_Step_25_Box_2#n»</text:span></text:span></text:p>
      <text:p text:style-name="P16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111720026"/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720026"/>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0"/>
      <text:h text:style-name="Heading_20_1" text:outline-level="1"><text:bookmark-start text:name="_Toc111720027"/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720027"/>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111720028"/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- Glossary<text:bookmark-end text:name="_Toc111720028"/>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2-10-21T10:36:33.309098170</dc:date>
    <meta:editing-cycles>3</meta:editing-cycles>
    <meta:editing-duration>PT2M9S</meta:editing-duration>
    <meta:document-statistic meta:table-count="2" meta:image-count="0" meta:object-count="0" meta:page-count="7" meta:paragraph-count="68" meta:word-count="243" meta:character-count="2190" meta:non-whitespace-character-count="2013"/>
    <meta:template xlink:type="simple" xlink:actuate="onRequest" xlink:title="" xlink:href="Normal"/>
  </office:meta>
</office:document-meta>
</file>